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0" svg:font-family="0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O-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list-style-name="LFO2" style:family="paragraph">
      <style:paragraph-properties fo:text-align="justify" fo:margin-top="0.1666in" fo:line-height="115%"/>
    </style:style>
    <style:style style:name="P6" style:parent-style-name="Standard" style:list-style-name="LFO2" style:family="paragraph">
      <style:paragraph-properties fo:text-align="justify" fo:margin-top="0.1666in" fo:line-height="115%"/>
    </style:style>
    <style:style style:name="P7" style:parent-style-name="Standard" style:list-style-name="LFO2" style:family="paragraph">
      <style:paragraph-properties fo:text-align="justify" fo:margin-top="0.1666in" fo:line-height="115%"/>
    </style:style>
    <style:style style:name="P8" style:parent-style-name="Standard" style:list-style-name="LFO2" style:family="paragraph">
      <style:paragraph-properties fo:text-align="justify" fo:margin-top="0.1666in" fo:line-height="115%"/>
    </style:style>
    <style:style style:name="P9" style:parent-style-name="Standard" style:list-style-name="LFO2" style:family="paragraph">
      <style:paragraph-properties fo:text-align="justify" fo:margin-top="0.1666in" fo:line-height="115%"/>
    </style:style>
    <style:style style:name="P10" style:parent-style-name="Standard" style:list-style-name="LFO2" style:family="paragraph">
      <style:paragraph-properties fo:text-align="justify" fo:margin-top="0.1666in" fo:line-height="115%"/>
    </style:style>
    <style:style style:name="P11" style:parent-style-name="Standard" style:list-style-name="LFO2" style:family="paragraph">
      <style:paragraph-properties fo:text-align="justify" fo:margin-top="0.1666in" fo:line-height="115%"/>
    </style:style>
    <style:style style:name="P12" style:parent-style-name="Standard" style:list-style-name="LFO2" style:family="paragraph">
      <style:paragraph-properties fo:text-align="justify" fo:margin-top="0.1666in" fo:line-height="115%"/>
    </style:style>
    <style:style style:name="P13" style:parent-style-name="Standard" style:list-style-name="LFO2" style:family="paragraph">
      <style:paragraph-properties fo:text-align="justify" fo:margin-top="0.1666in" fo:line-height="115%"/>
    </style:style>
    <style:style style:name="P14" style:parent-style-name="Standard" style:list-style-name="LFO2" style:family="paragraph">
      <style:paragraph-properties fo:text-align="justify" fo:margin-top="0.1666in" fo:line-height="115%"/>
    </style:style>
    <style:style style:name="P15" style:parent-style-name="Standard" style:list-style-name="LFO2" style:family="paragraph">
      <style:paragraph-properties fo:text-align="justify" fo:margin-top="0.1666in" fo:line-height="115%"/>
    </style:style>
    <style:style style:name="P16" style:parent-style-name="Standard" style:list-style-name="LFO2" style:family="paragraph">
      <style:paragraph-properties fo:text-align="justify" fo:margin-top="0.1666in" fo:line-height="115%"/>
    </style:style>
    <style:style style:name="P17" style:parent-style-name="Standard" style:list-style-name="LFO2" style:family="paragraph">
      <style:paragraph-properties fo:text-align="justify" fo:margin-top="0.1666in" fo:line-height="115%"/>
    </style:style>
    <style:style style:name="P18" style:parent-style-name="Standard" style:family="paragraph">
      <style:paragraph-properties fo:text-align="justify" fo:margin-top="0.1666in" fo:line-height="115%" fo:margin-left="0.5in">
        <style:tab-stops/>
      </style:paragraph-properties>
    </style:style>
    <style:style style:name="P19" style:parent-style-name="Standard" style:family="paragraph">
      <style:paragraph-properties fo:text-align="justify" fo:margin-top="0.1666in" fo:line-height="115%" fo:margin-left="0.5in">
        <style:tab-stops/>
      </style:paragraph-properties>
    </style:style>
    <style:style style:name="P20" style:parent-style-name="Standard" style:family="paragraph">
      <style:paragraph-properties fo:text-align="justify" fo:margin-top="0.1666in" fo:line-height="115%" fo:margin-left="0.5in">
        <style:tab-stops/>
      </style:paragraph-properties>
    </style:style>
    <style:style style:name="P21" style:parent-style-name="Standard" style:family="paragraph">
      <style:paragraph-properties fo:text-align="justify" fo:margin-top="0.1666in" fo:line-height="115%" fo:margin-left="0.5in">
        <style:tab-stops/>
      </style:paragraph-properties>
    </style:style>
    <style:style style:name="P22" style:parent-style-name="Standard" style:family="paragraph">
      <style:paragraph-properties fo:text-align="justify" fo:margin-top="0.1666in" fo:line-height="115%" fo:margin-left="0.5in">
        <style:tab-stops/>
      </style:paragraph-properties>
    </style:style>
    <style:style style:name="P23" style:parent-style-name="Standard" style:family="paragraph">
      <style:paragraph-properties fo:text-align="justify" fo:margin-top="0.1666in" fo:line-height="115%" fo:margin-left="0.5in">
        <style:tab-stops/>
      </style:paragraph-properties>
    </style:style>
    <style:style style:name="P24" style:parent-style-name="Standard" style:family="paragraph">
      <style:paragraph-properties fo:line-height="115%"/>
    </style:style>
    <style:style style:name="P25" style:parent-style-name="Standard" style:family="paragraph">
      <style:paragraph-properties fo:line-height="115%"/>
    </style:style>
    <style:style style:name="P26" style:parent-style-name="Standard" style:list-style-name="LFO3" style:family="paragraph">
      <style:paragraph-properties fo:margin-top="0.1666in" fo:line-height="115%"/>
    </style:style>
    <style:style style:name="P27" style:parent-style-name="Standard" style:list-style-name="LFO3" style:family="paragraph">
      <style:paragraph-properties fo:margin-top="0.1666in" fo:line-height="115%"/>
    </style:style>
    <style:style style:name="P28" style:parent-style-name="Standard" style:list-style-name="LFO3" style:family="paragraph">
      <style:paragraph-properties fo:margin-top="0.1666in" fo:line-height="115%"/>
    </style:style>
    <style:style style:name="P29" style:parent-style-name="Standard" style:list-style-name="LFO3" style:family="paragraph">
      <style:paragraph-properties fo:margin-top="0.1666in" fo:line-height="115%"/>
    </style:style>
    <style:style style:name="P30" style:parent-style-name="Standard" style:list-style-name="LFO3" style:family="paragraph">
      <style:paragraph-properties fo:margin-top="0.1666in" fo:line-height="115%"/>
    </style:style>
    <style:style style:name="P31" style:parent-style-name="Standard" style:list-style-name="LFO3" style:family="paragraph">
      <style:paragraph-properties fo:margin-top="0.1666in" fo:line-height="115%"/>
    </style:style>
    <style:style style:name="P32" style:parent-style-name="Standard" style:list-style-name="LFO3" style:family="paragraph">
      <style:paragraph-properties fo:margin-top="0.1666in" fo:line-height="115%"/>
    </style:style>
    <style:style style:name="P33" style:parent-style-name="Standard" style:list-style-name="LFO3" style:family="paragraph">
      <style:paragraph-properties fo:margin-top="0.1666in" fo:line-height="115%"/>
    </style:style>
    <style:style style:name="P34" style:parent-style-name="Standard" style:list-style-name="LFO3" style:family="paragraph">
      <style:paragraph-properties fo:margin-top="0.1666in" fo:line-height="115%"/>
    </style:style>
    <style:style style:name="P35" style:parent-style-name="Standard" style:list-style-name="LFO3" style:family="paragraph">
      <style:paragraph-properties fo:margin-top="0.1666in" fo:line-height="115%"/>
    </style:style>
    <style:style style:name="P36" style:parent-style-name="Standard" style:list-style-name="LFO3" style:family="paragraph">
      <style:paragraph-properties fo:margin-top="0.1666in" fo:line-height="115%"/>
    </style:style>
    <style:style style:name="P37" style:parent-style-name="Standard" style:list-style-name="LFO3" style:family="paragraph">
      <style:paragraph-properties fo:margin-top="0.1666in" fo:line-height="115%"/>
    </style:style>
    <style:style style:name="P38" style:parent-style-name="Standard" style:list-style-name="LFO3" style:family="paragraph">
      <style:paragraph-properties fo:margin-top="0.1666in" fo:line-height="115%"/>
    </style:style>
    <style:style style:name="P39" style:parent-style-name="Standard" style:list-style-name="LFO3" style:family="paragraph">
      <style:paragraph-properties fo:margin-top="0.1666in" fo:line-height="115%"/>
    </style:style>
    <style:style style:name="P40" style:parent-style-name="Standard" style:list-style-name="LFO3" style:family="paragraph">
      <style:paragraph-properties fo:margin-top="0.1666in" fo:line-height="115%"/>
    </style:style>
    <style:style style:name="P41" style:parent-style-name="Standard" style:list-style-name="LFO3" style:family="paragraph">
      <style:paragraph-properties fo:margin-top="0.1666in" fo:line-height="115%"/>
    </style:style>
    <style:style style:name="P42" style:parent-style-name="Standard" style:list-style-name="LFO3" style:family="paragraph">
      <style:paragraph-properties fo:margin-top="0.1666in" fo:line-height="115%"/>
    </style:style>
    <style:style style:name="P43" style:parent-style-name="Standard" style:list-style-name="LFO3" style:family="paragraph">
      <style:paragraph-properties fo:margin-top="0.1666in" fo:line-height="115%"/>
    </style:style>
    <style:style style:name="P44" style:parent-style-name="Standard" style:list-style-name="LFO3" style:family="paragraph">
      <style:paragraph-properties fo:margin-top="0.1666in" fo:line-height="115%"/>
    </style:style>
    <style:style style:name="P45" style:parent-style-name="Standard" style:list-style-name="LFO3" style:family="paragraph">
      <style:paragraph-properties fo:margin-top="0.1666in" fo:line-height="115%"/>
    </style:style>
    <style:style style:name="P46" style:parent-style-name="Standard" style:family="paragraph">
      <style:paragraph-properties fo:line-height="115%"/>
      <style:text-properties fo:language="en" fo:country="US"/>
    </style:style>
    <style:style style:family="graphic" style:name="a0" style:parent-style-name="Graphics">
      <style:graphic-properties fo:wrap-option="no-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id="id0" draw:style-name="a0" draw:name="Cuadro de texto 1" text:anchor-type="paragraph" svg:x="0.40275in" svg:y="-0.23622in" svg:width="5.93681in" svg:height="0.82153in" style:rel-width="scale" style:rel-height="scale"><draw:text-box><text:p text:style-name="P2">Módulo:<text:s/><text:tab/><text:tab/><text:tab/><text:tab/>Bases de Datos</text:p><text:p text:style-name="P3">UT04:<text:s/><text:tab/><text:tab/><text:tab/><text:tab/>Consultas de Base de datos</text:p><text:p text:style-name="P4">Actividad de desarrollo: <text:s text:c="4"/>Realización de consultas (liga de fútbol)</text:p></draw:text-box><svg:title/><svg:desc/></draw:frame></text:p>
      <text:p text:style-name="Standard"/>
      <text:p text:style-name="Standard"/>
      <text:p text:style-name="Standard"/>
      <text:p text:style-name="Standard"/>
      <text:p text:style-name="Standard">Realiza los siguientes ejercicios sobre consultas utilizando la BD fútbol:</text:p>
      <text:p text:style-name="Standard"/>
      <text:list text:style-name="LFO2" text:continue-numbering="true">
        <text:list-item>
          <text:p text:style-name="P5">Mostrar las tablas que contiene la base de datos</text:p>
        </text:list-item>
        <text:list-item>
          <text:p text:style-name="P6">Mostrar la estructura de cada tabla</text:p>
        </text:list-item>
        <text:list-item>
          <text:p text:style-name="P7">Usando el siguiente comando mostrar el contenido de cada una de las tablas de la base de datos: SELECT * FROM nombre_tabla;</text:p>
        </text:list-item>
        <text:list-item>
          <text:p text:style-name="P8">(IN) Mostrar el nombre y la demarción de los futbolistas que sean porteros o delanteros</text:p>
        </text:list-item>
        <text:list-item>
          <text:p text:style-name="P9">(BETWEEN) Mostrar el nombre, equipo e internacionalidades de los jugadores con entre 50 y 80 internacionalidades.</text:p>
        </text:list-item>
        <text:list-item>
          <text:p text:style-name="P10">Mostrar el nombre de los jugadores sin equipo.</text:p>
        </text:list-item>
        <text:list-item>
          <text:p text:style-name="P11">Mostrar los jugadores cuyo nombre empieze por R o acabe por e</text:p>
        </text:list-item>
        <text:list-item>
          <text:p text:style-name="P12">Mostrar los jugadores cuyo antepenúltima letra sea la a</text:p>
        </text:list-item>
        <text:list-item>
          <text:p text:style-name="P13">Mostrar el id y el nombre de los jugadores que estan del registro 5 al 8.</text:p>
        </text:list-item>
        <text:list-item>
          <text:p text:style-name="P14">Mostrar el nombre (con el alias Jugador) y la demarcación (con el alias Posición Favorita) de todos los jugadores</text:p>
        </text:list-item>
        <text:list-item>
          <text:p text:style-name="P15">Mostrar el nombre y demarción de los jugadores ordenados alfabéticamente por su nombre</text:p>
        </text:list-item>
        <text:list-item>
          <text:p text:style-name="P16">Mostrar el Equipo, nombre y demarción de los jugadores en orden descenten por equipo y en orden ascendente por demarcación</text:p>
        </text:list-item>
        <text:list-item>
          <text:p text:style-name="P17">Mostrar la demarcación, nombre, equipo e internacionalidades de los jugadores con entre 50 y 80 internacionalidades y que sean del Madrid en orden descendente por nombre. Mostrar el nombre con el alias "Jugadores del Real Madrid"</text:p>
        </text:list-item>
      </text:list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Realiza los siguientes ejercicios sobre consultas utilizando la BD tiendaJuegos:</text:p>
      <text:list text:style-name="LFO3" text:continue-numbering="true">
        <text:list-item>
          <text:p text:style-name="P26">Consulta básica: Seleccionar todos los juegos de la plataforma PlayStation.</text:p>
        </text:list-item>
        <text:list-item>
          <text:p text:style-name="P27">Consulta con filtro numérico: Seleccionar juegos con un precio mayor a 50 €.</text:p>
        </text:list-item>
        <text:list-item>
          <text:p text:style-name="P28">Mostrar todos los juegos cuyo título contenga la palabra "Mario". (hacerlo con todos los campos y sobre dos)</text:p>
        </text:list-item>
        <text:list-item>
          <text:p text:style-name="P29">Consulta con filtro combinado: Seleccionar juegos de la plataforma Nintendo Switch lanzados después de 2019.</text:p>
        </text:list-item>
        <text:list-item>
          <text:p text:style-name="P30">Consulta con ordenamiento: Seleccionar juegos ordenados por fecha de lanzamiento de forma ascendente.</text:p>
        </text:list-item>
        <text:list-item>
          <text:p text:style-name="P31">Consulta con límite de resultados: Seleccionar los primeros 5 juegos con el precio más alto.</text:p>
        </text:list-item>
        <text:list-item>
          <text:p text:style-name="P32">Consulta con filtro de fecha: Seleccionar juegos lanzados en el año 2020.</text:p>
        </text:list-item>
        <text:list-item>
          <text:p text:style-name="P33">Consulta con filtro de texto exacto: Seleccionar juegos del género "RPG".</text:p>
        </text:list-item>
        <text:list-item>
          <text:p text:style-name="P34">Consulta con filtro de rango numérico: Seleccionar juegos con un precio entre 20€ y 40€.</text:p>
        </text:list-item>
        <text:list-item>
          <text:p text:style-name="P35">Consulta con filtro de fecha y ordenamiento: Seleccionar juegos lanzados en 2019 ordenados por precio de forma descendente.</text:p>
        </text:list-item>
        <text:list-item>
          <text:p text:style-name="P36">Consulta con filtro de lista: Seleccionar juegos de las plataformas Xbox y PlayStation.</text:p>
        </text:list-item>
        <text:list-item>
          <text:p text:style-name="P37">Consulta con filtro de NULL: Seleccionar juegos que no tengan precio.</text:p>
        </text:list-item>
        <text:list-item>
          <text:p text:style-name="P38">Consulta con combinación de condiciones: Seleccionar juegos de acción lanzados después de 2018 y con un precio menor o igual a 30€.</text:p>
        </text:list-item>
        <text:list-item>
          <text:p text:style-name="P39">Consulta con filtro de texto y límite de resultados: Seleccionar los primeros 3 juegos de aventura ordenados alfabéticamente por título.</text:p>
        </text:list-item>
        <text:list-item>
          <text:p text:style-name="P40">Consulta con combinación de campos: Seleccionar juegos de acción y aventura para la plataforma Xbox.</text:p>
        </text:list-item>
        <text:list-item>
          <text:p text:style-name="P41">Consulta con filtro de fecha relativa: Seleccionar juegos lanzados en los últimos 5 años.</text:p>
        </text:list-item>
        <text:list-item>
          <text:p text:style-name="P42">Consulta con filtro de conteo: Contar cuántos juegos de la plataforma PC hay en la base de datos.</text:p>
        </text:list-item>
        <text:list-item>
          <text:p text:style-name="P43">Consulta con filtro de combinación: Seleccionar juegos de acción o aventura con un precio mayor a 40€.</text:p>
        </text:list-item>
        <text:list-item>
          <text:p text:style-name="P44">Consulta con filtro de fecha específica: Seleccionar juegos lanzados en el mes de diciembre.</text:p>
        </text:list-item>
        <text:list-item>
          <text:p text:style-name="P45">Consulta con filtro de combinación de texto y numérico: Seleccionar juegos de la plataforma PlayStation que sean gratuitos.</text:p>
        </text:list-item>
      </text:list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0" svg:font-family="0" style:font-family-generic="system" style:font-pitch="variable"/>
    <style:font-face style:name="Arial" svg:font-family="Arial" style:font-family-generic="swiss" style:font-pitch="variable" svg:panose-1="2 11 6 4 2 2 2 2 2 4"/>
    <style:font-face style:name="Times" svg:font-family="Times" style:font-family-generic="system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>
      <style:paragraph-properties fo:text-align="justify" fo:margin-left="0.5in">
        <style:tab-stops/>
      </style:paragraph-properties>
      <style:text-properties fo:hyphenate="false"/>
    </style:style>
    <style:style style:name="LO-Normal" style:display-name="LO-Normal" style:family="paragraph">
      <style:paragraph-properties fo:text-align="justify" fo:margin-bottom="0.1111in" fo:line-height="105%"/>
      <style:text-properties style:font-name-asian="0" style:font-name-complex="0" fo:hyphenate="false"/>
    </style:style>
    <style:style style:name="Título2Car" style:display-name="Título 2 Car" style:family="text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/>
    </style:style>
    <style:style style:name="Título1Car" style:display-name="Título 1 Car" style:family="text">
      <style:text-properties style:font-name="Liberation Sans" style:font-name-asian="Microsoft YaHei" style:font-name-complex="Mangal" fo:font-weight="bold" style:font-weight-asian="bold" style:font-weight-complex="bold" fo:color="#0066CC" fo:font-size="14pt" style:font-size-asian="14pt" style:font-size-complex="14pt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Menciónsinresolver" style:display-name="Mención sin resolver" style:family="text">
      <style:text-properties fo:color="#605E5C" fo:background-color="#E1DFDD"/>
    </style:style>
    <style:style style:name="Hipervínculo" style:display-name="Hipervínculo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Cpc</dc:creator>
    <meta:creation-date>2024-02-08T20:04:00Z</meta:creation-date>
    <dc:date>2024-02-08T20:27:00Z</dc:date>
    <meta:template xlink:href="Normal.dotm" xlink:type="simple"/>
    <meta:editing-cycles>3</meta:editing-cycles>
    <meta:editing-duration>PT840S</meta:editing-duration>
    <meta:document-statistic meta:page-count="3" meta:paragraph-count="6" meta:word-count="513" meta:character-count="3332" meta:row-count="23" meta:non-whitespace-character-count="2825"/>
  </office:meta>
</office:document-meta>
</file>